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Liberation Sans" svg:font-family="'RalewaLiberation Sans'" style:font-adornments="Regular" style:font-family-generic="swiss"/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4f4" draw:fill-color="#89c4f4" draw:textarea-horizontal-align="justify" draw:textarea-vertical-align="middle" draw:auto-grow-height="false" fo:min-height="1.353cm" fo:min-width="2.501cm"/>
    </style:style>
    <style:style style:name="gr2" style:family="graphic" style:parent-style-name="standard">
      <style:graphic-properties svg:stroke-color="#4b77be" draw:fill-color="#4b77be" draw:textarea-horizontal-align="justify" draw:textarea-vertical-align="middle" draw:auto-grow-height="false" fo:min-height="1.353cm" fo:min-width="2.701cm"/>
    </style:style>
    <style:style style:name="gr3" style:family="graphic" style:parent-style-name="standard">
      <style:graphic-properties svg:stroke-color="#67809f" draw:fill-color="#67809f" draw:textarea-horizontal-align="justify" draw:textarea-vertical-align="middle" draw:auto-grow-height="false" fo:min-height="1.353cm" fo:min-width="2.701cm"/>
    </style:style>
    <style:style style:name="gr4" style:family="graphic" style:parent-style-name="standard">
      <style:graphic-properties svg:stroke-color="#89c4f4" draw:textarea-vertical-align="middle"/>
    </style:style>
    <style:style style:name="gr5" style:family="graphic" style:parent-style-name="standard">
      <style:graphic-properties svg:stroke-color="#67809f" draw:fill-color="#67809f" draw:textarea-vertical-align="middle"/>
    </style:style>
    <style:style style:name="gr6" style:family="graphic" style:parent-style-name="standard">
      <style:graphic-properties svg:stroke-color="#67809f" draw:fill-color="#67809f" draw:textarea-horizontal-align="justify" draw:textarea-vertical-align="middle" draw:auto-grow-height="false" fo:min-height="1.599cm" fo:min-width="1.602cm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89c4f4"/>
      <style:paragraph-properties fo:text-align="center"/>
      <style:text-properties fo:color="#ffffff" style:font-name="Raleway" fo:font-size="18pt" style:font-size-asian="18pt" style:font-size-complex="18pt"/>
    </style:style>
    <style:style style:name="P3" style:family="paragraph">
      <loext:graphic-properties draw:fill-color="#4b77be"/>
      <style:paragraph-properties fo:text-align="center"/>
      <style:text-properties fo:color="#ffffff" style:font-name="Raleway" fo:font-size="18pt" style:font-size-asian="18pt" style:font-size-complex="18pt"/>
    </style:style>
    <style:style style:name="P4" style:family="paragraph">
      <loext:graphic-properties draw:fill-color="#67809f"/>
      <style:paragraph-properties fo:text-align="center"/>
      <style:text-properties fo:color="#ffffff" style:font-name="Raleway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67809f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67809f"/>
      <style:paragraph-properties fo:text-align="center"/>
      <style:text-properties fo:color="#ffffff" style:font-name="Raleway" fo:font-size="14pt" style:font-size-asian="14pt" style:font-size-complex="14pt"/>
    </style:style>
    <style:style style:name="T1" style:family="text">
      <style:text-properties fo:color="#ffffff" style:font-name="Raleway" fo:font-size="18pt" style:font-size-asian="18pt" style:font-size-complex="18pt"/>
    </style:style>
    <style:style style:name="T2" style:family="text">
      <style:text-properties fo:color="#ffffff" style:font-name="Raleway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3.5cm" svg:y="6.95cm">
          <text:p text:style-name="P1"><text:span text:style-name="T1">Dat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5" draw:id="id15" draw:layer="layout" svg:width="3cm" svg:height="2cm" svg:x="8.5cm" svg:y="6.95cm">
          <text:p text:style-name="P1"><text:span text:style-name="T1">Doc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6" draw:id="id16" draw:layer="layout" svg:width="3cm" svg:height="2cm" svg:x="11cm" svg:y="4cm">
          <text:p text:style-name="P1"><text:span text:style-name="T1">Log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4" draw:id="id14" draw:layer="layout" svg:width="3cm" svg:height="2cm" svg:x="6cm" svg:y="4cm">
          <text:p text:style-name="P1"><text:span text:style-name="T1">Template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3" draw:id="id13" draw:layer="layout" svg:width="3cm" svg:height="2cm" svg:x="1cm" svg:y="4cm">
          <text:p text:style-name="P1"><text:span text:style-name="T1">Received</text:span></text:p>
          <text:p text:style-name="P1"><text:span text:style-name="T1">dat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3" xml:id="id12" draw:id="id12" draw:layer="layout" svg:width="3.2cm" svg:height="2cm" svg:x="5.9cm" svg:y="1cm">
          <text:p text:style-name="P1"><text:span text:style-name="T1">Serv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2" draw:id="id2" draw:layer="layout" svg:width="3.2cm" svg:height="2cm" svg:x="5.5cm" svg:y="10.1cm">
          <text:p text:style-name="P1"><text:span text:style-name="T1">Site_FO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5" draw:layer="layout" svg:x1="5cm" svg:y1="8.95cm" svg:x2="5.5cm" svg:y2="11.1cm" draw:start-shape="id1" draw:start-glue-point="6" draw:end-shape="id2" draw:end-glue-point="5" svg:d="M5000 8950v576h-1v1574h501" svg:viewBox="0 0 502 2151">
          <text:p/>
        </draw:connector>
        <draw:custom-shape draw:style-name="gr3" draw:text-style-name="P4" xml:id="id3" draw:id="id3" draw:layer="layout" svg:width="3.2cm" svg:height="2cm" svg:x="8.001cm" svg:y="12.601cm">
          <text:p text:style-name="P1"><text:span text:style-name="T1">Accepte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6" draw:layer="layout" svg:x1="7.1cm" svg:y1="12.1cm" svg:x2="8.001cm" svg:y2="13.601cm" draw:start-shape="id2" draw:start-glue-point="6" draw:end-shape="id3" draw:end-glue-point="5" svg:d="M7100 12100v1501h901" svg:viewBox="0 0 902 1502">
          <text:p/>
        </draw:connector>
        <draw:custom-shape draw:style-name="gr3" draw:text-style-name="P4" xml:id="id4" draw:id="id4" draw:layer="layout" svg:width="3.2cm" svg:height="2cm" svg:x="8.002cm" svg:y="15.102cm">
          <text:p text:style-name="P1"><text:span text:style-name="T1">Level 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5" draw:id="id5" draw:layer="layout" svg:width="3.2cm" svg:height="2cm" svg:x="8.003cm" svg:y="17.603cm">
          <text:p text:style-name="P1"><text:span text:style-name="T1">Level 2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6" draw:layer="layout" svg:x1="7.1cm" svg:y1="12.1cm" svg:x2="8.002cm" svg:y2="16.102cm" draw:start-shape="id2" draw:start-glue-point="6" draw:end-shape="id4" draw:end-glue-point="5" svg:d="M7100 12100v4002h902" svg:viewBox="0 0 903 4003">
          <text:p/>
        </draw:connector>
        <draw:connector draw:style-name="gr5" draw:text-style-name="P6" xml:id="id8" draw:id="id8" draw:layer="layout" svg:x1="7.1cm" svg:y1="12.1cm" svg:x2="8.003cm" svg:y2="18.603cm" draw:start-shape="id2" draw:start-glue-point="6" draw:end-shape="id5" draw:end-glue-point="5" svg:d="M7100 12100v6503h903" svg:viewBox="0 0 904 6504">
          <text:p/>
        </draw:connector>
        <draw:custom-shape draw:style-name="gr3" draw:text-style-name="P4" xml:id="id7" draw:id="id7" draw:layer="layout" svg:width="3.2cm" svg:height="2cm" svg:x="15.8cm" svg:y="10.1cm">
          <text:p text:style-name="P1"><text:span text:style-name="T1">Site_FO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5" draw:layer="layout" svg:x1="15.1cm" svg:y1="8.95cm" svg:x2="15.8cm" svg:y2="11.1cm" draw:start-shape="id6" draw:start-glue-point="6" draw:end-shape="id7" draw:end-glue-point="5" svg:d="M15100 8950v2150h700" svg:viewBox="0 0 701 2151">
          <text:p/>
        </draw:connector>
        <draw:custom-shape draw:style-name="gr1" draw:text-style-name="P2" xml:id="id6" draw:id="id6" draw:layer="layout" svg:width="3cm" svg:height="2cm" svg:x="13.6cm" svg:y="6.95cm">
          <text:p text:style-name="P1"><text:span text:style-name="T1">Reports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3" draw:text-style-name="P4" xml:id="id9" draw:id="id9" draw:layer="layout" svg:width="3.2cm" svg:height="2cm" svg:x="8.004cm" svg:y="20.104cm">
          <text:p text:style-name="P1"><text:span text:style-name="T1">Extr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6" xml:id="id10" draw:id="id10" draw:layer="layout" svg:x1="7.1cm" svg:y1="18.603cm" svg:x2="8.004cm" svg:y2="21.104cm" draw:start-shape="id8" draw:start-glue-point="0" draw:end-shape="id9" draw:end-glue-point="5" svg:d="M7100 18603v2501h904" svg:viewBox="0 0 905 2502">
          <text:p/>
        </draw:connector>
        <draw:custom-shape draw:style-name="gr6" draw:text-style-name="P4" xml:id="id11" draw:id="id11" draw:layer="layout" svg:width="2.101cm" svg:height="2.3cm" svg:x="8cm" svg:y="22.6cm">
          <text:p text:style-name="P5"><text:span text:style-name="T1">status</text:span></text:p>
          <text:p text:style-name="P5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8" draw:layer="layout" svg:width="2.101cm" svg:height="2.3cm" svg:x="10.6cm" svg:y="22.601cm">
          <text:p text:style-name="P7"><text:span text:style-name="T2">manual</text:span></text:p>
          <text:p text:style-name="P7"><text:span text:style-name="T2">chang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6" draw:layer="layout" svg:x1="7.1cm" svg:y1="21.104cm" svg:x2="8cm" svg:y2="23.75cm" draw:start-shape="id10" draw:start-glue-point="0" draw:end-shape="id11" draw:end-glue-point="5" svg:d="M7100 21104v2646h900" svg:viewBox="0 0 901 2647">
          <text:p/>
        </draw:connector>
        <draw:connector draw:style-name="gr4" draw:text-style-name="P5" draw:layer="layout" draw:line-skew="0cm -0.051cm" svg:x1="7.5cm" svg:y1="3cm" svg:x2="2.5cm" svg:y2="4cm" draw:start-shape="id12" draw:start-glue-point="6" draw:end-shape="id13" draw:end-glue-point="4" svg:d="M7500 3000v502h-2600v-3h-2400v501" svg:viewBox="0 0 5001 1001">
          <text:p/>
        </draw:connector>
        <draw:connector draw:style-name="gr4" draw:text-style-name="P5" draw:layer="layout" draw:line-skew="-1.451cm" svg:x1="7.5cm" svg:y1="3cm" svg:x2="5cm" svg:y2="6.95cm" draw:start-shape="id12" draw:start-glue-point="6" draw:end-shape="id1" draw:end-glue-point="4" svg:d="M7500 3000v525h-2500v3425" svg:viewBox="0 0 2501 3951">
          <text:p/>
        </draw:connector>
        <draw:connector draw:style-name="gr4" draw:text-style-name="P5" draw:layer="layout" svg:x1="7.5cm" svg:y1="3cm" svg:x2="7.5cm" svg:y2="4cm" draw:start-shape="id12" draw:start-glue-point="6" draw:end-shape="id14" draw:end-glue-point="4" svg:d="M7500 3000v1000" svg:viewBox="0 0 1 1001">
          <text:p/>
        </draw:connector>
        <draw:connector draw:style-name="gr4" draw:text-style-name="P5" draw:layer="layout" draw:line-skew="-1.451cm" svg:x1="7.5cm" svg:y1="3cm" svg:x2="10cm" svg:y2="6.95cm" draw:start-shape="id12" draw:start-glue-point="6" draw:end-shape="id15" draw:end-glue-point="4" svg:d="M7500 3000v525h2500v3425" svg:viewBox="0 0 2501 3951">
          <text:p/>
        </draw:connector>
        <draw:connector draw:style-name="gr4" draw:text-style-name="P5" draw:layer="layout" draw:line-skew="-1.501cm" svg:x1="7.5cm" svg:y1="3cm" svg:x2="15.1cm" svg:y2="6.95cm" draw:start-shape="id12" draw:start-glue-point="6" draw:end-shape="id6" draw:end-glue-point="4" svg:d="M7500 3000v475h7600v3475" svg:viewBox="0 0 7601 3951">
          <text:p/>
        </draw:connector>
        <draw:connector draw:style-name="gr4" draw:text-style-name="P5" draw:layer="layout" svg:x1="7.5cm" svg:y1="3cm" svg:x2="12.5cm" svg:y2="4cm" draw:start-shape="id12" draw:start-glue-point="6" draw:end-shape="id16" draw:end-glue-point="4" svg:d="M7500 3000v502h2551v-3h2449v501" svg:viewBox="0 0 5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Liberation Sans" svg:font-family="'RalewaLiberation Sans'" style:font-adornments="Regular" style:font-family-generic="swiss"/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7:06:16.097309593</meta:creation-date>
    <dc:date>2017-01-16T17:34:22.541534577</dc:date>
    <meta:editing-duration>PT28M5S</meta:editing-duration>
    <meta:editing-cycles>3</meta:editing-cycles>
    <meta:generator>LibreOffice/5.2.4.2$Linux_X86_64 LibreOffice_project/20m0$Build-2</meta:generator>
    <meta:document-statistic meta:object-count="28"/>
  </office:meta>
</office:document-meta>
</file>